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91c" officeooo:paragraph-rsid="0016891c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1fb317" officeooo:paragraph-rsid="001fb317"/>
    </style:style>
    <style:style style:name="P4" style:family="paragraph" style:parent-style-name="Standard" style:list-style-name="L2">
      <style:text-properties officeooo:rsid="0020f1f1" officeooo:paragraph-rsid="0020f1f1"/>
    </style:style>
    <style:style style:name="P5" style:family="paragraph" style:parent-style-name="Standard" style:list-style-name="L2">
      <style:text-properties officeooo:rsid="00221623" officeooo:paragraph-rsid="00221623"/>
    </style:style>
    <style:style style:name="P6" style:family="paragraph" style:parent-style-name="Standard" style:list-style-name="L2">
      <style:text-properties officeooo:rsid="0024122f" officeooo:paragraph-rsid="0024122f"/>
    </style:style>
    <style:style style:name="P7" style:family="paragraph" style:parent-style-name="Standard" style:list-style-name="L2">
      <style:text-properties officeooo:rsid="00242a9c" officeooo:paragraph-rsid="00242a9c"/>
    </style:style>
    <style:style style:name="P8" style:family="paragraph" style:parent-style-name="Standard" style:list-style-name="L2">
      <style:text-properties officeooo:rsid="00259945" officeooo:paragraph-rsid="00259945"/>
    </style:style>
    <style:style style:name="P9" style:family="paragraph" style:parent-style-name="Standard">
      <style:text-properties officeooo:rsid="00272737" officeooo:paragraph-rsid="00259945"/>
    </style:style>
    <style:style style:name="P10" style:family="paragraph" style:parent-style-name="Standard">
      <style:text-properties officeooo:rsid="002946d8" officeooo:paragraph-rsid="002946d8"/>
    </style:style>
    <style:style style:name="P11" style:family="paragraph" style:parent-style-name="Standard" style:list-style-name="L2">
      <style:text-properties officeooo:rsid="0029f1e1" officeooo:paragraph-rsid="0029f1e1"/>
    </style:style>
    <style:style style:name="T1" style:family="text">
      <style:text-properties officeooo:rsid="0016891c"/>
    </style:style>
    <style:style style:name="T2" style:family="text">
      <style:text-properties officeooo:rsid="0017509a"/>
    </style:style>
    <style:style style:name="T3" style:family="text">
      <style:text-properties officeooo:rsid="00192e28"/>
    </style:style>
    <style:style style:name="T4" style:family="text">
      <style:text-properties officeooo:rsid="001c036c"/>
    </style:style>
    <style:style style:name="T5" style:family="text">
      <style:text-properties officeooo:rsid="001d771d"/>
    </style:style>
    <style:style style:name="T6" style:family="text">
      <style:text-properties officeooo:rsid="001df605"/>
    </style:style>
    <style:style style:name="T7" style:family="text">
      <style:text-properties officeooo:rsid="001e67e1"/>
    </style:style>
    <style:style style:name="T8" style:family="text">
      <style:text-properties officeooo:rsid="001f53eb"/>
    </style:style>
    <style:style style:name="T9" style:family="text">
      <style:text-properties officeooo:rsid="001fb317"/>
    </style:style>
    <style:style style:name="T10" style:family="text">
      <style:text-properties officeooo:rsid="0020f1f1"/>
    </style:style>
    <style:style style:name="T11" style:family="text">
      <style:text-properties officeooo:rsid="0025d083"/>
    </style:style>
    <style:style style:name="T12" style:family="text">
      <style:text-properties officeooo:rsid="002631a3"/>
    </style:style>
    <style:style style:name="T13" style:family="text">
      <style:text-properties officeooo:rsid="00272737"/>
    </style:style>
    <style:style style:name="T14" style:family="text">
      <style:text-properties officeooo:rsid="0027f4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/10</text:p>
      <text:list xml:id="list2619064659" text:style-name="L1">
        <text:list-item>
          <text:p text:style-name="P2"><text:span text:style-name="T1">E</text:span>n el scan el server manda el scan con el body vacío, y da la vuelta hasta que vuelve al primero y se lo devuelve al sv.</text:p>
        </text:list-item>
        <text:list-item>
          <text:p text:style-name="P2"><text:span text:style-name="T1">L</text:span>os mensajes ahora además de guardarse el ip, puerto del server en el tracker que lo recibió, también se manda en el mensaje "por si se llegara a caer" o se pierde el mensaje. No pensamos implementarlo en principio, pero sí la interfaz para la interoperabilidad.</text:p>
        </text:list-item>
        <text:list-item>
          <text:p text:style-name="P2"><text:span text:style-name="T1">S</text:span>e cambió <text:span text:style-name="T2">F</text:span>ound para que vaya directo al <text:span text:style-name="T3">server</text:span>, ya que sería redundante dar toda la vuelta si ya tiene el <text:span text:style-name="T3">i</text:span>p, puerto del server. <text:span text:style-name="T2">Por lo tanto ningún tracker recibe Found.</text:span></text:p>
        </text:list-item>
        <text:list-item>
          <text:p text:style-name="P2"><text:span text:style-name="T4">S</text:span>e agregó un id mensaje, <text:span text:style-name="T10">porque los mensajes de la interfaz A son por UDP (no orientado a la conexión).</text:span> <text:span text:style-name="T10">E</text:span>l scan y el found llevan el mismo id.</text:p>
        </text:list-item>
        <text:list-item>
          <text:p text:style-name="P2"><text:span text:style-name="T4">P</text:span>lanteamos el hecho de interoperabilidad entre trackers de distintos grupos, y decidimos que no, para dar más libertad <text:span text:style-name="T5">de diseño a los grupos</text:span></text:p>
        </text:list-item>
        <text:list-item>
          <text:p text:style-name="P2"><text:span text:style-name="T6">P</text:span>lanteamos si el hash <text:span text:style-name="T7">del archivo que se sube </text:span>debería hacer<text:span text:style-name="T7">se en</text:span> el cliente, en el server o en el tracker, ya que el cliente sabe todo y el tracker tiene los datos almacenados como para hacer el hash. <text:span text:style-name="T12">S</text:span><text:span text:style-name="T8">e decidió que el server sería el más adecuado </text:span><text:span text:style-name="T12">para más consistencia.</text:span></text:p>
        </text:list-item>
        <text:list-item>
          <text:p text:style-name="P2"><text:span text:style-name="T8">E</text:span>l id en el body de <text:span text:style-name="T9">S</text:span>tore, <text:span text:style-name="T9">S</text:span>can y <text:span text:style-name="T9">F</text:span>ound es en realidad el hash, es redundante pero <text:span text:style-name="T8">se decidió armarlo así.</text:span></text:p>
        </text:list-item>
      </text:list>
      <text:p text:style-name="P3">01/11</text:p>
      <text:list xml:id="list882747922" text:style-name="L2">
        <text:list-item>
          <text:p text:style-name="P4">Vamos a trabajar con IPs locales</text:p>
        </text:list-item>
        <text:list-item>
          <text:p text:style-name="P4">Se complica saber la IP del servidor, o bien se puede hardcodear, </text:p>
        </text:list-item>
        <text:list-item>
          <text:p text:style-name="P5">No hay reintentos de mensajes ya que no se pide en el tp.</text:p>
        </text:list-item>
        <text:list-item>
          <text:p text:style-name="P5">No se pide reintento de descarga entre nodos pares.</text:p>
        </text:list-item>
        <text:list-item>
          <text:p text:style-name="P6">No se pide la misma cantidad de archivos en los trackers <text:span text:style-name="T13">(distribución equitativa de los archivos entre los trackers), </text:span><text:span text:style-name="T14">pero sí que estén ordenados para facilitar la búsqueda.</text:span></text:p>
        </text:list-item>
        <text:list-item>
          <text:p text:style-name="P7">El Scan (y capaz el Store) para la parte de promoción se usaban para la redundancia de archivos para la tolerancia a fallos (tener los archivos de los vecinos). Se decidió</text:p>
        </text:list-item>
        <text:list-item>
          <text:p text:style-name="P8">En el cliente, la descarga se realiza a partir de la lista de archivos, <text:span text:style-name="T11">por eso se manda el hash, en vez del nombre.</text:span></text:p>
        </text:list-item>
        <text:list-item>
          <text:p text:style-name="P11">Estas minutas se guardan en el repositorio de git</text:p>
        </text:list-item>
      </text:list>
      <text:p text:style-name="P9"/>
      <text:p text:style-name="P10">nosotros no avanzamos mucho, estuvimos haciendo una cosa en el tracker que al final no servía</text:p>
      <text:p text:style-name="P10">por lo menos ya sabemos qué no hacer</text:p>
      <text:p text:style-name="P10">y vamos a replantear qué cosas hay que hacer y hacer un poco más detallado el plan de hit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45:15.696948303</meta:creation-date>
    <dc:date>2021-11-01T10:32:17.376216975</dc:date>
    <meta:editing-duration>PT1H15M4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22" meta:character-count="2173" meta:non-whitespace-character-count="1785"/>
  </office:meta>
</office:document-meta>
</file>